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ValueStylerTests.stylePlain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ValueStylerTests.styleL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ValueStylerTests.stylePrimitive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ValueStylerTests.styleMap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ValueStylerTests.styleBas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ValueStylerTests.style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ValueStylerTests.styleObject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